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84af" officeooo:paragraph-rsid="000e84af"/>
    </style:style>
    <style:style style:name="P2" style:family="paragraph" style:parent-style-name="Standard">
      <style:text-properties officeooo:rsid="000eee10" officeooo:paragraph-rsid="000eee10"/>
    </style:style>
    <style:style style:name="P3" style:family="paragraph" style:parent-style-name="Standard">
      <style:text-properties officeooo:rsid="000eee10" officeooo:paragraph-rsid="0010fb71"/>
    </style:style>
    <style:style style:name="P4" style:family="paragraph" style:parent-style-name="Standard">
      <style:text-properties officeooo:rsid="0012af5f" officeooo:paragraph-rsid="0012af5f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T1" style:family="text">
      <style:text-properties officeooo:rsid="000eee10"/>
    </style:style>
    <style:style style:name="T2" style:family="text">
      <style:text-properties officeooo:rsid="0010fb71"/>
    </style:style>
    <style:style style:name="T3" style:family="text">
      <style:text-properties officeooo:rsid="0012af5f"/>
    </style:style>
    <style:style style:name="T4" style:family="text">
      <style:text-properties fo:font-variant="normal" fo:text-transform="none" fo:color="#030303" loext:opacity="100%" style:font-name="Roboto" fo:font-size="18pt" fo:letter-spacing="normal" fo:font-style="normal" fo:font-weight="normal"/>
    </style:style>
    <style:style style:name="T5" style:family="text">
      <style:text-properties fo:font-variant="normal" fo:text-transform="none" fo:color="#030303" loext:opacity="100%" style:font-name="Roboto" fo:font-size="10.5pt" fo:letter-spacing="normal" fo:font-style="normal" fo:font-weight="normal" fo:background-color="#f9f9f9" loext:char-shading-value="0" loext:padding="0in" loext:border="none"/>
    </style:style>
    <style:style style:name="T6" style:family="text">
      <style:text-properties fo:font-variant="normal" fo:text-transform="none" fo:color="#030303" loext:opacity="100%" style:font-name="Roboto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30303" loext:opacity="100%" fo:letter-spacing="normal" fo:background-color="#f9f9f9" loext:char-shading-value="0" loext:padding="0in" loext:border="none"/>
    </style:style>
    <style:style style:name="T8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my name is David and I’m a data addict. Oh! Wait that’s the other group …..</text:p>
      <text:p text:style-name="P3">I am retired, living in Reynoldsburg, Ohio. </text:p>
      <text:p text:style-name="P1"/>
      <text:p text:style-name="P1">Boy where to begin, my interest and data analysis goes all the back to the mid 80’s (that 1980’s) when I <text:s/>bought a Atari 800 computer and VisiCalc spreadsheet program. Since that time <text:span text:style-name="T2">I’ve </text:span><text:s/>taught my self db2, MS Access and Progress Db. <text:span text:style-name="T1">Three years ago I taught myself </text:span>R and SQLite to analyze Covid-19 data along with sunspot data. </text:p>
      <text:p text:style-name="P1"/>
      <text:p text:style-name="P4">Why I am Here? A couple of reasons, to test my knowledge level? And who knows maybe a fallback if my SS check doesn’t cover all my needs.</text:p>
      <text:p text:style-name="P1"/>
      <text:p text:style-name="P1"/>
      <text:p text:style-name="P1"/>
      <text:p text:style-name="P1"><text:span text:style-name="T6">Caribou Data Science</text:span> <text:span text:style-name="T3">(YouTube)</text:span></text:p>
      <text:p text:style-name="P1"><text:a xlink:type="simple" xlink:href="https://www.youtube.com/channel/UCEYlsdkxG4hY6c5-5d3gxCw" text:style-name="Internet_20_link" text:visited-style-name="Visited_20_Internet_20_Link">https://www.youtube.com/channel/UCEYlsdkxG4hY6c5-5d3gxCw</text:a></text:p>
      <text:p text:style-name="P1"/>
      <text:p text:style-name="P4">Github Repository:</text:p>
      <text:p text:style-name="P4"><text:a xlink:type="simple" xlink:href="https://github.com/davidjayjackson" text:style-name="Internet_20_link" text:visited-style-name="Visited_20_Internet_20_Link">https://github.com/davidjayjackson</text:a></text:p>
      <text:p text:style-name="P4"/>
      <text:p text:style-name="P4">Gemini Capsule:</text:p>
      <text:p text:style-name="P4"><text:span text:style-name="T5">Gemini Web : Browser: </text:span><text:a xlink:type="simple" xlink:href="https://www.youtube.com/redirect?event=video_description&amp;redir_token=QUFFLUhqbkpZQ0hrUGYzc3dDcXVmU1g5OEtZRW51OW1KQXxBQ3Jtc0tsMmFSTzFnbDVuNXBURUFUbHF1TzNIbVRKclozZzNjTFliYXZZbW1LanRKb3BvaHFCQ2JObG4yRVo3b2JBQnViNnNxRHNENWVwMWhQWkdKcXh5blYxbW8yQjFWTURQbTROc2hIYU50OFEwd2t6Xzl0SQ&amp;q=https%3A%2F%2Fgmi.skyjake.fi%2Flagrange%2F" office:target-frame-name="_blank" xlink:show="new" text:style-name="Internet_20_link" text:visited-style-name="Visited_20_Internet_20_Link"><text:span text:style-name="T8">https://gmi.skyjake.fi/lagrange/</text:span></text:a></text:p>
      <text:p text:style-name="P6"><text:span text:style-name="T7">​ </text:span><text:span text:style-name="T5">Capsule: gemini://gemlog.blue/users/cariboudatascience/</text:span> 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30T16:51:15.941000000</meta:creation-date>
    <dc:date>2021-03-30T17:26:26.430000000</dc:date>
    <meta:editing-duration>PT14M48S</meta:editing-duration>
    <meta:editing-cycles>4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11" meta:word-count="129" meta:character-count="859" meta:non-whitespace-character-count="734"/>
  </office:meta>
</office:document-meta>
</file>